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a3606" officeooo:paragraph-rsid="000a3606"/>
    </style:style>
    <style:style style:name="P2" style:family="paragraph" style:parent-style-name="Standard">
      <style:text-properties officeooo:rsid="000be0a2" officeooo:paragraph-rsid="000be0a2"/>
    </style:style>
    <style:style style:name="P3" style:family="paragraph" style:parent-style-name="Standard">
      <style:text-properties officeooo:rsid="000d7c52" officeooo:paragraph-rsid="000d7c52"/>
    </style:style>
    <style:style style:name="P4" style:family="paragraph" style:parent-style-name="Standard">
      <style:text-properties officeooo:rsid="000f61b6" officeooo:paragraph-rsid="000f61b6"/>
    </style:style>
    <style:style style:name="P5" style:family="paragraph" style:parent-style-name="Standard">
      <style:text-properties officeooo:rsid="0010ac1c" officeooo:paragraph-rsid="0010ac1c"/>
    </style:style>
    <style:style style:name="P6" style:family="paragraph" style:parent-style-name="Standard">
      <style:text-properties officeooo:rsid="001297a7" officeooo:paragraph-rsid="001297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g data is an evolving term that describes any voluminous amount of structured, semi-structured and unstructured data that has the potential to be mined for information. Although big data doesn't refer to any specific quantity, the term is often used when speaking about petabytes and exabytes of data</text:p>
      <text:p text:style-name="P1"/>
      <text:p text:style-name="P1"/>
      <text:p text:style-name="P2">Big data can be characterized by 3Vs: the extreme volume of data, the wide variety of types of data and the velocity at which the data must be must processed. Although big data doesn't refer to any specific quantity, the term is often used when speaking about petabytes and exabytes of data, much of which cannot be integrated easily.</text:p>
      <text:p text:style-name="P2"/>
      <text:p text:style-name="P2">big data</text:p>
      <text:p text:style-name="P2"/>
      <text:p text:style-name="P2">Because big data takes too much time and costs too much money to load into a traditional relational database for analysis, new approaches to storing and analyzing data have emerged that rely less on data schema and data quality. Instead, raw data with extended metadata is aggregated in a data lake and machine learning and artificial intelligence (AI) programs use complex algorithms to look for repeatable patterns. </text:p>
      <text:p text:style-name="P2"/>
      <text:p text:style-name="P2">Big data analytics is often associated with cloud computing because the analysis of large data sets in real-time requires a platform like Hadoop to store large data sets across a distributed cluster and MapReduce to coordinate, combine and process data from multiple sources.</text:p>
      <text:p text:style-name="P2"/>
      <text:p text:style-name="P2">Pro+</text:p>
      <text:p text:style-name="P2">Features</text:p>
      <text:p text:style-name="P2">Enjoy the benefits of Pro+ membership, learn more and join.</text:p>
      <text:p text:style-name="P2">E-Handbook</text:p>
      <text:p text:style-name="P2">Straight from the source</text:p>
      <text:p text:style-name="P2">E-Handbook</text:p>
      <text:p text:style-name="P2">In cloud storage, options abound</text:p>
      <text:p text:style-name="P2">E-Handbook</text:p>
      <text:p text:style-name="P2">Protecting this house: IT’s role in cloud security</text:p>
      <text:p text:style-name="P2">Although the demand for big data analyticsis high, there is currently a shortage of data scientists and other analysts who have experience working with big data in a distributed, open source environment. In the enterprise, vendors have responded to this shortage by creating Hadoop appliances to help companies take advantage of the semi-structured and unstructured data they own.</text:p>
      <text:p text:style-name="P2"/>
      <text:p text:style-name="P2">Big data can be contrasted with small data, another evolving term that's often used to describe data whose volume and format can be easily used for self-service analytics. A commonly quoted axiom is that "big data is for machines; small data is for peop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cloud&lt;&lt;&lt;&lt;&lt;</text:p>
      <text:p text:style-name="P3"/>
      <text:p text:style-name="P3">What is cloud computing? To understand cloud computing, examine public, private and hybrid cloud, as well as PaaS, SaaS and IaaS cloud models.</text:p>
      <text:p text:style-name="P3"/>
      <text:p text:style-name="P3">FROM THE ESSENTIAL GUIDE:</text:p>
      <text:p text:style-name="P3"/>
      <text:p text:style-name="P3">Explore new AWS offerings for developers and enterprises alike</text:p>
      <text:p text:style-name="P3"/>
      <text:p text:style-name="P3">GUIDE SECTIONS</text:p>
      <text:p text:style-name="P3">AWS insights</text:p>
      <text:p text:style-name="P3">AWS Videos</text:p>
      <text:p text:style-name="P3">Quiz</text:p>
      <text:p text:style-name="P3">AWS defined</text:p>
      <text:p text:style-name="P3">+ Show More</text:p>
      <text:p text:style-name="P3">Sections</text:p>
      <text:p text:style-name="P3">Definition</text:p>
      <text:p text:style-name="P3">Required Reading</text:p>
      <text:p text:style-name="P3">Glossary</text:p>
      <text:p text:style-name="P3">Related Terms</text:p>
      <text:p text:style-name="P3">Essential Guide</text:p>
      <text:p text:style-name="P3">Section you're in:</text:p>
      <text:p text:style-name="P3">Understanding key terms</text:p>
      <text:p text:style-name="P3">More articles from this section:</text:p>
      <text:p text:style-name="P3">app</text:p>
      <text:p text:style-name="P3">application</text:p>
      <text:p text:style-name="P3">application modernization</text:p>
      <text:p text:style-name="P3">application program interface (API)</text:p>
      <text:p text:style-name="P3">cloud application</text:p>
      <text:p text:style-name="P3">cloud application performance management (CAPM)</text:p>
      <text:p text:style-name="P3">cloud testing</text:p>
      <text:p text:style-name="P3">hybrid cloud</text:p>
      <text:p text:style-name="P3">Internet of Things (IoT)</text:p>
      <text:p text:style-name="P3">native cloud application (NCA)</text:p>
      <text:p text:style-name="P3">private cloud (internal cloud or corporate cloud)</text:p>
      <text:p text:style-name="P3">public cloud</text:p>
      <text:p text:style-name="P3">305</text:p>
      <text:p text:style-name="P3"><text:s/></text:p>
      <text:p text:style-name="P3">100</text:p>
      <text:p text:style-name="P3"><text:s/></text:p>
      <text:p text:style-name="P3">16</text:p>
      <text:p text:style-name="P3"><text:s/></text:p>
      <text:p text:style-name="P3">64</text:p>
      <text:p text:style-name="P3"><text:s text:c="2"/></text:p>
      <text:p text:style-name="P3">Product Reviews</text:p>
      <text:p text:style-name="P3">POWERED BY IT CENTRAL STATION</text:p>
      <text:p text:style-name="P3"/>
      <text:p text:style-name="P3">Azure</text:p>
      <text:p text:style-name="P3">vs.</text:p>
      <text:p text:style-name="P3"/>
      <text:p text:style-name="P3"><text:soft-page-break/>Amazon AWS</text:p>
      <text:p text:style-name="P3"/>
      <text:p text:style-name="P3">Heroku</text:p>
      <text:p text:style-name="P3">vs.</text:p>
      <text:p text:style-name="P3"/>
      <text:p text:style-name="P3">Google App Engine</text:p>
      <text:p text:style-name="P3"/>
      <text:p text:style-name="P3">Rackspace Cloud</text:p>
      <text:p text:style-name="P3">vs.</text:p>
      <text:p text:style-name="P3"/>
      <text:p text:style-name="P3">Salesforce1 Platform</text:p>
      <text:p text:style-name="P3"/>
      <text:p text:style-name="P3">Engine Yard Cloud</text:p>
      <text:p text:style-name="P3">vs.</text:p>
      <text:p text:style-name="P3"/>
      <text:p text:style-name="P3">WaveMaker</text:p>
      <text:p text:style-name="P3">Browse Definitions Alphabetically</text:p>
      <text:p text:style-name="P3">ABCDEF</text:p>
      <text:p text:style-name="P3">GHIJKL</text:p>
      <text:p text:style-name="P3">MNOPQR</text:p>
      <text:p text:style-name="P3">STUVWX</text:p>
      <text:p text:style-name="P3">YZ#</text:p>
      <text:p text:style-name="P3">Sponsored News</text:p>
      <text:p text:style-name="P3">Cloud Storage Services Built on NetApp Lead to No. 1 Ranking in IDC Study</text:p>
      <text:p text:style-name="P3">–NetApp</text:p>
      <text:p text:style-name="P3">Buckle Up! The Top Storage Technology Trends for 2015</text:p>
      <text:p text:style-name="P3">–NetApp</text:p>
      <text:p text:style-name="P3">See More</text:p>
      <text:p text:style-name="P3">Vendor Resources</text:p>
      <text:p text:style-name="P3">Unleashing the Power of PaaS To Harness The Cloud</text:p>
      <text:p text:style-name="P3">–Fujitsu</text:p>
      <text:p text:style-name="P3">Best practices for building a cloud computing infrastructure</text:p>
      <text:p text:style-name="P3">–SAVVIS</text:p>
      <text:p text:style-name="P3">Cloud computing is a general term for the delivery of hosted services over the Internet. </text:p>
      <text:p text:style-name="P3"/>
      <text:p text:style-name="P3">Getting Started With Cloud Storage</text:p>
      <text:p text:style-name="P3"/>
      <text:p text:style-name="P3"/>
      <text:p text:style-name="P3">Thinking about making a move to the cloud? Explore this guide to discover the key considerations you need to know before taking the plunge, including public vs. private vs. hybrid cloud storage options, 8 questions to ask before using cloud storage and more.</text:p>
      <text:p text:style-name="P3">Email Address</text:p>
      <text:p text:style-name="P3"/>
      <text:p text:style-name="P3">By submitting your personal information, you agree to receive emails regarding relevant products and special offers from TechTarget and its partners. You also agree that your personal information may be transferred and processed in the United States, and that you have read and agree to the Terms of Use and the Privacy Policy.</text:p>
      <text:p text:style-name="P3">Safe Harbor</text:p>
      <text:p text:style-name="P3">Cloud computing enables companies to consume compute resources as a utility -- just like electricity -- rather than having to build and maintain computing infrastructures in-house. </text:p>
      <text:p text:style-name="P3"/>
      <text:p text:style-name="P3">Cloud computing promises several attractive benefits for businesses and end users. Three of the <text:soft-page-break/>main benefits of cloud computing include:</text:p>
      <text:p text:style-name="P3"/>
      <text:p text:style-name="P3">• Self-service provisioning: End users can spin up computing resources for almost any type of workload on-demand.</text:p>
      <text:p text:style-name="P3">• Elasticity: Companies can scale up as computing needs increase and then scale down again as demands decrease.</text:p>
      <text:p text:style-name="P3">• Pay per use: Computing resources are measured at a granular level, allowing users to pay only for the resources and workloads they use.</text:p>
      <text:p text:style-name="P3"/>
      <text:p text:style-name="P3">Cloud computing services can be private, public or hybrid. </text:p>
      <text:p text:style-name="P3"/>
      <text:p text:style-name="P3">Private cloud services are delivered from a business' data center to internal users. This model offers versatility and convenience, while preserving management, control and security. Internal customers may or may not be billed for services through IT chargeback. </text:p>
      <text:p text:style-name="P3"/>
      <text:p text:style-name="P3">In the public cloud model, a third-party provider delivers the cloud service over the Internet. Public cloud services are sold on-demand, typically by the minute or the hour. Customers only pay for the CPU cycles, storage or bandwidth they consume. <text:s/>Leading public cloud providers include Amazon Web Services (AWS), Microsoft Azure, IBM/SoftLayer and Google Compute Engine.</text:p>
      <text:p text:style-name="P3"/>
      <text:p text:style-name="P3">Pro+</text:p>
      <text:p text:style-name="P3">Features</text:p>
      <text:p text:style-name="P3">Enjoy the benefits of Pro+ membership, learn more and join.</text:p>
      <text:p text:style-name="P3">E-Handbook</text:p>
      <text:p text:style-name="P3">Straight from the source</text:p>
      <text:p text:style-name="P3">E-Handbook</text:p>
      <text:p text:style-name="P3">In cloud storage, options abound</text:p>
      <text:p text:style-name="P3">E-Handbook</text:p>
      <text:p text:style-name="P3">Protecting this house: IT’s role in cloud security</text:p>
      <text:p text:style-name="P3">Hybrid cloud is a combination of public cloud services and on-premises private cloud – with orchestration and automation between the two. Companies can run mission-critical workloads or sensitive applications on the private cloud while using the public cloud for bursty workloads that must scale on-demand. The goal of hybrid cloud is to create a unified, automated, scalable environment which takes advantage of all that a public cloud infrastructure can provide, while still maintaining control over mission-critical data.</text:p>
      <text:p text:style-name="P3"/>
      <text:p text:style-name="P3">Although cloud computing <text:s/>has changed over time, it has always been divided into three broad service categories: infrastructure as a service (IaaS), platform as a service (PaaS) and software as service (SaaS).</text:p>
      <text:p text:style-name="P3"/>
      <text:p text:style-name="P3">IaaS providers such as AWS supply a virtual server instance and storage, as well as application program interfaces (APIs) that let users migrate workloads to a virtual machine (VM). Users have an allocated storage capacity and start, stop, access and configure the VM and storage as desired. IaaS providers offer small, medium, large, extra-large, and memory- or compute-optimized instances, in addition to customized instances, for various workload needs.</text:p>
      <text:p text:style-name="P3"/>
      <text:p text:style-name="P3">In the PaaS model, providers host development tools on their infrastructures. Users access those tools over the Internet using APIs, Web portals or gateway software. PaaS is used for general software development and many PaaS providers will host the software after it's developed. Common PaaS providers include Salesforce.com's Force.com, Amazon Elastic Beanstalk and Google App Engine.</text:p>
      <text:p text:style-name="P3"/>
      <text:p text:style-name="P3"><text:soft-page-break/>SaaS is a distribution model that delivers software applications over the Internet; these are often called Web services. Microsoft Office 365 is a SaaS offering for productivity software and email services. Users can access SaaS applications and services from any location using a computer or mobile device that has Internet access. <text:s/></text:p>
      <text:p text:style-name="P3"/>
      <text:p text:style-name="P3"/>
      <text:p text:style-name="P3"/>
      <text:p text:style-name="P4">&gt;&gt;&gt;IOT</text:p>
      <text:p text:style-name="P4"/>
      <text:p text:style-name="P4"/>
      <text:p text:style-name="P4"/>
      <text:p text:style-name="P4">A thing, in the Internet of Things, can be a person with a heart monitor implant, a farm animal with a biochip transponder, an automobile that has built-in sensors to alert the driver when tire pressure is low -- or any other natural or man-made object that can be assigned an IP address and provided with the ability to transfer data over a network. So far, the Internet of Things has been most closely associated with machine-to-machine (M2M) communication in manufacturing and power, oil and gas utilities. Products built with M2M communication capabilities are often referred to as being smart. (See: smart label, smart meter, smart grid sensor)</text:p>
      <text:p text:style-name="P4"/>
      <text:p text:style-name="P4">IPv6’s huge increase in address space is an important factor in the development of the Internet of Things. According to Steve Leibson, who identifies himself as “occasional docent at the Computer History Museum,” the address space expansion means that we could “assign an IPV6 address to every atom on the surface of the earth, and still have enough addresses left to do another 100+ earths.” In other words, humans could easily assign an IP address to every "thing" on the planet. An increase in the number of smart nodes, as well as the amount of upstream data the nodes generate, is expected to raise new concerns about data privacy, data sovereignty and security. </text:p>
      <text:p text:style-name="P4"/>
      <text:p text:style-name="P4">Although the concept wasn't named until 1999, the Internet of Things has been in development for decades. The first Internet appliance, for example, was a Coke machine at Carnegie Melon University in the early 1980s. The programmers could connect to the machine over the Internet, check the status of the machine and determine whether or not there would be a cold drink awaiting them, should they decide to make the trip down to the machine.</text:p>
      <text:p text:style-name="P4"/>
      <text:p text:style-name="P4">Kevin Ashton, cofounder and executive director of the Auto-ID Center at MIT, first mentioned the Internet of Things in a presentation he made to Procter &amp; Gamble. Here’s how Ashton explains the potential of the Internet of Things:</text:p>
      <text:p text:style-name="P4"/>
      <text:p text:style-name="P4">“Today computers -- and, therefore, the Internet -- are almost wholly dependent on human beings for information. Nearly all of the roughly 50 petabytes (a petabyte is 1,024 terabytes) of data available on the Internet were first captured and created by human beings by typing, pressing a record button, taking a digital picture or scanning a bar code. </text:p>
      <text:p text:style-name="P4"/>
      <text:p text:style-name="P4">The problem is, people have limited time, attention and accuracy -- all of which means they are not very good at capturing data about things in the real world. If we had computers that knew everything there was to know about things -- using data they gathered without any help from us -- we would be able to track and count everything and greatly reduce waste, loss and cost. We would know when things needed replacing, repairing or recalling and whether they were fresh or past their best.”</text:p>
      <text:p text:style-name="P4"/>
      <text:p text:style-name="P4"/>
      <text:p text:style-name="P5">&gt;&gt; 3d printing</text:p>
      <text:p text:style-name="P5"/>
      <text:p text:style-name="P5"><text:soft-page-break/></text:p>
      <text:p text:style-name="P5">What 3D printing is</text:p>
      <text:p text:style-name="P5"/>
      <text:p text:style-name="P5">3D printing or additive manufacturing is a process of making three dimensional solid objects from a digital file. The creation of a 3D printed object is achieved using additive processes. In an additive process an object is created by laying down successive layers of material until the entire object is created. Each of these layers can be seen as a thinly sliced horizontal cross-section of the eventual object.</text:p>
      <text:p text:style-name="P5"/>
      <text:p text:style-name="P5">How does 3D Printing work?</text:p>
      <text:p text:style-name="P5"/>
      <text:p text:style-name="P5">It all starts with making a virtual design of the object you want to create. This virtual design is made in a CAD (Computer Aided Design) file using a 3D modeling program (for the creation of a totally new object) ór with the use of a 3D scanner (to copy an existing object). This scanner makes a 3D digital copy of an object and puts it into a 3D modeling program.</text:p>
      <text:p text:style-name="P5"/>
      <text:p text:style-name="P5">To prepare the digital file created in a 3D modeling program for printing, the software slices the final model into hundreds or thousands of horizontal layers. When this prepared file is uploaded in the 3D printer, the printer creates the object layer by layer. The 3D printer reads every slice (or 2D image) and proceeds to create the object blending each layer together with no sign of the layering visible, resulting in one three dimensional object.</text:p>
      <text:p text:style-name="P5"/>
      <text:p text:style-name="P5">Methods and technologies of 3D Printing</text:p>
      <text:p text:style-name="P5"/>
      <text:p text:style-name="P5">Not all 3D printers use the same technology to realize their objects. There are several ways to do it and all those available as of 2012 were additive, differing mainly in the way layers are build to create the final object. Some methods use melting or softening material to produce the layers. Selective laser sintering (SLS) and fused deposition modeling (FDM) are the most common technologies using this way of printing. Another method of printing is to lay liquid materials that are cured with different technologies. The most common technology using this method is called stereolithography (SLA).</text:p>
      <text:p text:style-name="P5"/>
      <text:p text:style-name="P5">Selective laser sintering (SLS)</text:p>
      <text:p text:style-name="P5"/>
      <text:p text:style-name="P5">This technology uses a high power laser to fuse small particles of plastic, metal, ceramic or glass powders into a mass that has the desired three dimensional shape. The laser selectively fuses the powdered material by scanning the cross-sections (or layers) generated by the 3D modeling program on the surface of a powder bed. After each cross-section is scanned, the powder bed is lowered by one layer thickness. Then a new layer of material is applied on top and the process is repeated until the object is completed.</text:p>
      <text:p text:style-name="P5"/>
      <text:p text:style-name="P5"/>
      <text:p text:style-name="P6">Mobile application development by which application software is developed for handheld devices, such as personal digital assistants, enterprise digital assistants or mobile phones. These applications can be pre-installed on phones during manufacturing platforms, or delivered as web applications using server-side or client-side processing (e.g. JavaScript) to provide an "application-like" experience within a Web browser. Application software developers also have to consider a lengthy array of screen sizes, hardware specifications and configurations because of intense competition in mobile software and changes within each of the platforms.[1] Mobile app development has been steadily growing, both in terms of revenues and jobs created. A 2013 analyst report estimates there are 529,000 direct App Economy jobs within the EU 28 members, 60% of which are mobile app developers.[2]</text:p>
      <text:p text:style-name="P6"><text:soft-page-break/></text:p>
      <text:p text:style-name="P6">As part of the development process, Mobile User Interface (UI) Design is also an essential in the creation of mobile apps. Mobile UI considers constraints &amp; contexts, screen, input and mobility as outlines for design. The user is often the focus of interaction with their device, and the interface entails components of both hardware and software. User input allows for the users to manipulate a system, and device's output allows the system to indicate the effects of the users' manipulation. Mobile UI design constraints include limited attention and form factors, such as a mobile device's screen size for a user's hand(s). Mobile UI contexts signal cues from user activity, such as location and scheduling that can be shown from user interactions within a mobile application. Overall, mobile UI design's goal is primarily for an understandable, user-friendly interface. The UI of mobile apps should: consider users' limited attention, minimize keystrokes, and be task-oriented with a minimum set of functions. This functionality is supported by Mobile enterprise application platforms or Integrated development environments (IDEs).</text:p>
      <text:p text:style-name="P6"/>
      <text:p text:style-name="P6">Mobile UIs, or front-ends, rely on mobile back-ends to support access to enterprise systems. The mobile back-end facilitates data routing, security, authentication, authorization, working off-line, and service orchestration. This functionality is supported by a mix of middleware components including mobile app servers, Mobile Backend as a service (MBaaS), and SOA infra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9:08:40.941286635</meta:creation-date>
    <dc:date>2015-03-09T19:42:03.933412063</dc:date>
    <meta:editing-duration>PT32M50S</meta:editing-duration>
    <meta:editing-cycles>6</meta:editing-cycles>
    <meta:generator>LibreOffice/4.2.4.2$Linux_X86_64 LibreOffice_project/420m0$Build-2</meta:generator>
    <meta:document-statistic meta:table-count="0" meta:image-count="0" meta:object-count="0" meta:page-count="7" meta:paragraph-count="134" meta:word-count="2439" meta:character-count="15375" meta:non-whitespace-character-count="13049"/>
  </office:meta>
</office:document-meta>
</file>